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ebuchet MS" svg:font-family="'Trebuchet M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language="en" fo:country="US" officeooo:paragraph-rsid="00074b59"/>
    </style:style>
    <style:style style:name="P2" style:family="paragraph" style:parent-style-name="Standard">
      <style:paragraph-properties fo:line-height="115%" fo:break-before="auto" fo:break-after="auto" style:writing-mode="lr-tb"/>
      <style:text-properties fo:language="en" fo:country="US" officeooo:rsid="00218fd6" officeooo:paragraph-rsid="00218fd6"/>
    </style:style>
    <style:style style:name="P3" style:family="paragraph" style:parent-style-name="Standard">
      <style:paragraph-properties fo:line-height="115%" style:writing-mode="lr-tb"/>
      <style:text-properties fo:language="en" fo:country="US" officeooo:rsid="00218fd6" officeooo:paragraph-rsid="00218fd6"/>
    </style:style>
    <style:style style:name="P4" style:family="paragraph" style:parent-style-name="Standard">
      <style:paragraph-properties fo:line-height="115%" style:writing-mode="lr-tb"/>
      <style:text-properties fo:language="en" fo:country="US" officeooo:paragraph-rsid="00074b59"/>
    </style:style>
    <style:style style:name="P5" style:family="paragraph" style:parent-style-name="Standard">
      <style:paragraph-properties fo:line-height="115%" style:writing-mode="lr-tb"/>
      <style:text-properties fo:language="en" fo:country="US" officeooo:rsid="0021d8bf" officeooo:paragraph-rsid="00258aeb"/>
    </style:style>
    <style:style style:name="P6" style:family="paragraph" style:parent-style-name="Standard">
      <style:paragraph-properties fo:line-height="115%" style:writing-mode="lr-tb"/>
      <style:text-properties fo:language="en" fo:country="US" officeooo:rsid="00258aeb" officeooo:paragraph-rsid="00258aeb"/>
    </style:style>
    <style:style style:name="P7" style:family="paragraph" style:parent-style-name="Standard">
      <style:paragraph-properties fo:line-height="115%" style:writing-mode="lr-tb"/>
      <style:text-properties fo:language="en" fo:country="US" officeooo:rsid="00261fa6" officeooo:paragraph-rsid="00261fa6"/>
    </style:style>
    <style:style style:name="P8" style:family="paragraph" style:parent-style-name="Standard">
      <style:text-properties officeooo:rsid="0022580c"/>
    </style:style>
    <style:style style:name="P9" style:family="paragraph" style:parent-style-name="Standard">
      <style:text-properties officeooo:rsid="0022580c" officeooo:paragraph-rsid="0022580c"/>
    </style:style>
    <style:style style:name="P10" style:family="paragraph" style:parent-style-name="Standard"/>
    <style:style style:name="P11" style:family="paragraph" style:parent-style-name="Standard">
      <style:text-properties officeooo:paragraph-rsid="0022580c"/>
    </style:style>
    <style:style style:name="P12" style:family="paragraph" style:parent-style-name="Standard">
      <style:paragraph-properties fo:line-height="115%" style:writing-mode="lr-tb"/>
      <style:text-properties fo:language="en" fo:country="US" officeooo:rsid="00218fd6" officeooo:paragraph-rsid="00218fd6"/>
    </style:style>
    <style:style style:name="P13" style:family="paragraph" style:parent-style-name="Heading_20_5">
      <style:paragraph-properties fo:line-height="115%" fo:break-before="auto" fo:break-after="auto" style:writing-mode="lr-tb"/>
      <style:text-properties fo:language="en" fo:country="US" officeooo:paragraph-rsid="00074b59"/>
    </style:style>
    <style:style style:name="P14" style:family="paragraph" style:parent-style-name="Heading_20_5">
      <style:paragraph-properties fo:line-height="115%" style:writing-mode="lr-tb"/>
      <style:text-properties fo:language="en" fo:country="US" officeooo:paragraph-rsid="00074b59"/>
    </style:style>
    <style:style style:name="P15" style:family="paragraph" style:parent-style-name="Heading_20_5">
      <style:text-properties officeooo:rsid="00266016" officeooo:paragraph-rsid="00266016"/>
    </style:style>
    <style:style style:name="P16" style:family="paragraph" style:parent-style-name="Heading_20_3">
      <style:paragraph-properties fo:line-height="115%" fo:break-before="auto" fo:break-after="auto" style:writing-mode="lr-tb"/>
      <style:text-properties fo:language="en" fo:country="US" officeooo:paragraph-rsid="00074b59"/>
    </style:style>
    <style:style style:name="T1" style:family="text">
      <style:text-properties officeooo:rsid="000910b4"/>
    </style:style>
    <style:style style:name="T2" style:family="text">
      <style:text-properties officeooo:rsid="002079c3"/>
    </style:style>
    <style:style style:name="T3" style:family="text">
      <style:text-properties officeooo:rsid="00218fd6"/>
    </style:style>
    <style:style style:name="T4" style:family="text">
      <style:text-properties officeooo:rsid="0023e92b"/>
    </style:style>
    <style:style style:name="T5" style:family="text">
      <style:text-properties officeooo:rsid="00258aeb"/>
    </style:style>
    <style:style style:name="T6" style:family="text">
      <style:text-properties officeooo:rsid="00266016"/>
    </style:style>
    <style:style style:name="T7" style:family="text">
      <style:text-properties officeooo:rsid="00225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0">Attributes</text:h>
      <text:p text:style-name="P1"/>
      <text:p text:style-name="P3">Max attributes is <text:span text:style-name="T5">999</text:span> <text:span text:style-name="T5">per stat. (hard limit)</text:span></text:p>
      <text:p text:style-name="P3"/>
      <text:p text:style-name="P6">at level 100 you have 800 pts</text:p>
      <text:p text:style-name="P3"/>
      <text:p text:style-name="P5">level 1-5: <text:span text:style-name="T5">2</text:span> points per level, (10 pts) //<text:span text:style-name="T4">no skill first five levels. (ful rare set +10)</text:span></text:p>
      <text:p text:style-name="P5">level 5-10: <text:span text:style-name="T5">3</text:span> points per level. (15 pts) //<text:span text:style-name="T4">three skills at level 10 <text:s/>(full rare set +60)</text:span></text:p>
      <text:p text:style-name="P5">level 10-20: <text:span text:style-name="T5">4</text:span> points per level. (40 pts) //<text:span text:style-name="T4">six skills at level 20 <text:s text:c="2"/>(full rare set +100)</text:span></text:p>
      <text:p text:style-name="P5">Level 20-: <text:span text:style-name="T5">10</text:span> points per level. <text:s text:c="3"/><text:tab/><text:tab/><text:tab/><text:tab/> <text:s text:c="5"/><text:span text:style-name="T5">(full rare set 100+ level * 10)</text:span></text:p>
      <text:p text:style-name="P5"/>
      <text:p text:style-name="P7">items 1100+ stats at level 100. + 800 = 1900 stats max at level 100</text:p>
      <text:h text:style-name="P13" text:outline-level="10"><text:bookmark text:name="h.4eciylbqk1em"/>Constitution</text:h>
      <text:p text:style-name="P2">Warriors primary attribute.</text:p>
      <text:p text:style-name="P3"/>
      <text:p text:style-name="P3">- Increases health pool.</text:p>
      <text:p text:style-name="P3">- Spell: Healing: Increases amount of health healed <text:span text:style-name="T6">(on% heal)</text:span>.</text:p>
      <text:h text:style-name="P13" text:outline-level="10"><text:bookmark text:name="h.a95ub79ebkdb"/>Accuracy</text:h>
      <text:p text:style-name="P3">- Improves projectile speed, making them harder to dodge. (30% at 150 acc)</text:p>
      <text:p text:style-name="P3">- <text:span text:style-name="T6">Increases basic attack +CRIT</text:span></text:p>
      <text:h text:style-name="P13" text:outline-level="10"><text:bookmark text:name="h.w3oucjq232m9"/>Dexterity</text:h>
      <text:h text:style-name="P9" text:outline-level="10">Thief primary attribute.</text:h>
      <text:h text:style-name="P9" text:outline-level="10"/>
      <text:h text:style-name="P11" text:outline-level="10"><text:span text:style-name="T7">- Increases Defense</text:span></text:h>
      <text:h text:style-name="P11" text:outline-level="10">- <text:span text:style-name="T6">Decreases Casting Time (up to 100%);</text:span></text:h>
      <text:h text:style-name="Standard" text:outline-level="10">- <text:span text:style-name="T3">Increases movement speed. (+30% at 300 dex, 1% per 10)</text:span></text:h>
      <text:h text:style-name="P13" text:outline-level="10">Streng<text:span text:style-name="T1">th</text:span></text:h>
      <text:h text:style-name="Standard" text:outline-level="10">- <text:span text:style-name="T3">Increases physical abilities damage. Increases attackpower</text:span></text:h>
      <text:h text:style-name="P13" text:outline-level="10">Intelligence</text:h>
      <text:h text:style-name="Standard" text:outline-level="10">- <text:span text:style-name="T3">Increases magical abilities damage. Increases spellpower</text:span></text:h>
      <text:h text:style-name="P15" text:outline-level="10">Spirit</text:h>
      <text:h text:style-name="Standard" text:outline-level="10">- Increases Healing and Lifesteal <text:span text:style-name="T6">and Regeneration and Magic Resist</text:span></text:h>
      <text:h text:style-name="P8" text:outline-level="10"/>
      <text:p text:style-name="P1"/>
      <text:p text:style-name="P1">Rare armors comes with stat attributes. </text:p>
      <text:p text:style-name="P1">There are potions to temporary increase stat attributes. </text:p>
      <text:p text:style-name="P1">For a larger fee, the player may reset the stat attributes.</text:p>
      <text:p text:style-name="P1">There are rare loot which may reset stat points for the player to reallocate. [Book of Dumb]</text:p>
      <text:p text:style-name="P1">There are Extremely rare loot that lets the player reset all attributes. [Book of Unlearning]</text:p>
      <text:p text:style-name="P4">There are Godly rare loot/<text:span text:style-name="T2">quest rewards</text:span> that lets the player add permanently stats. [Strenght Manual] etc,</text:p>
      <text:p text:style-name="P3">There are Godly extremely rare extra boss rare loot that lets the player receive attribute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rebuchet MS" svg:font-family="'Trebuchet M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3M48S</meta:editing-duration>
    <meta:editing-cycles>8</meta:editing-cycles>
    <meta:generator>LibreOffice/4.2.3.3$Windows_x86 LibreOffice_project/882f8a0a489bc99a9e60c7905a60226254cb6ff0</meta:generator>
    <dc:date>2014-08-16T03:48:02.371000000</dc:date>
    <meta:document-statistic meta:table-count="0" meta:image-count="0" meta:object-count="0" meta:page-count="1" meta:paragraph-count="33" meta:word-count="273" meta:character-count="1631" meta:non-whitespace-character-count="1373"/>
    <meta:user-defined meta:name="Info 1"/>
    <meta:user-defined meta:name="Info 2"/>
    <meta:user-defined meta:name="Info 3"/>
    <meta:user-defined meta:name="Info 4"/>
  </office:meta>
</office:document-meta>
</file>